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The donation address has changed due to recent unfortunate events. Please wait for a new donation address to be provided before donating.</text:span></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list-item>
        <text:list-item>
          <text:p text:style-name="P1">Move the Tor .onion hosting on a different cheaper VPS by April 1st, 2022, and extend hosting for 2 more years.</text:p>
        </text:list-item>
        <text:list-item>
          <text:p text:style-name="P1">Set-up more Tor Exit nodes if funding allows it.</text:p>
        </text:list-item>
        <text:list-item>
          <text:p text:style-name="P1">Open to new suggestions for new possibilities if funding allows it.</text:p>
        </text:list-item>
      </text:list>
      <text:p text:style-name="First_20_paragraph"><text:span text:style-name="T1">Donate anonymously using Monero (XMR):</text:span></text:p>
      <text:p text:style-name="Text_20_body">Here is the address:</text:p>
      <text:list text:style-name="L2">
        <text:list-item>
          <text:p text:style-name="P2"><text:span text:style-name="T2">The donation address has changed due to unfortunate recent events</text:span></text:p>
        </text:list-item>
      </text:list>
      <text:p text:style-name="First_20_paragraph"><text:span text:style-name="T1">Donate using Bitcoin (BTC):</text:span></text:p>
      <text:p text:style-name="Text_20_body">Here are the addresses:</text:p>
      <text:list text:style-name="L3">
        <text:list-item>
          <text:p text:style-name="P3">SegWit address: <text:span text:style-name="T2">The donation address has changed due to unfortunate recent events</text:span></text:p>
        </text:list-item>
        <text:list-item>
          <text:p text:style-name="P3">Legacy address: <text:span text:style-name="T2">The donation address has changed due to unfortunate recent events</text:span></text:p>
        </text:list-item>
      </text:list>
      <text:p text:style-name="First_20_paragraph"><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
      <text:p text:style-name="First_20_paragraph">Total Monero donations received: <text:span text:style-name="T1">4.6659268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
      <text:p text:style-name="First_20_paragraph">Total Monero remaining: <text:span text:style-name="T1">1.426042793248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2T21:21:33Z</meta:creation-date>
    <dc:date>2022-03-12T21:21:33Z</dc:date>
  </office:meta>
</office:document-meta>
</file>